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9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1.016cm">
          <draw:text-box>
            <text:p text:style-name="P1"><text:span text:style-name="T1">Hymn #370</text:span></text:p>
            <text:p text:style-name="P1"><text:span text:style-name="T2">“</text:span><text:span text:style-name="T2">What Child Is Thi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4" draw:layer="layout" svg:width="25.654cm" svg:height="7.011cm" svg:x="1.27cm" svg:y="1.016cm">
          <draw:text-box>
            <text:p text:style-name="P1"><text:span text:style-name="T3">1.</text:span><text:span text:style-name="T4"> What child is this, who, laid to rest,</text:span><text:span text:style-name="T4"><text:line-break/></text:span><text:span text:style-name="T4">On Mary’s lap is sleeping?</text:span><text:span text:style-name="T4"><text:line-break/></text:span><text:span text:style-name="T4">Whom angels greet with anthems sweet</text:span><text:span text:style-name="T4"><text:line-break/></text:span><text:span text:style-name="T4">While shepherds watch are keeping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4" draw:layer="layout" svg:width="25.654cm" svg:height="7.011cm" svg:x="1.27cm" svg:y="1.016cm">
          <draw:text-box>
            <text:p text:style-name="P1"><text:span text:style-name="T4">This, this is Christ the king,</text:span><text:span text:style-name="T4"><text:line-break/></text:span><text:span text:style-name="T4">Whom shepherds guard and angels sing;</text:span><text:span text:style-name="T4"><text:line-break/></text:span><text:span text:style-name="T4">Haste, haste to bring Him laud,</text:span><text:span text:style-name="T4"><text:line-break/></text:span><text:span text:style-name="T4">The babe, the son of Ma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3" draw:text-style-name="P6" draw:layer="layout" svg:width="25.654cm" svg:height="7.011cm" svg:x="1.27cm" svg:y="1.016cm">
          <draw:text-box>
            <text:p text:style-name="P5"><text:span text:style-name="T5">2.</text:span><text:span text:style-name="T6"> Why lies He in such mean estate</text:span><text:span text:style-name="T6"><text:line-break/></text:span><text:span text:style-name="T6">Where ox and ass are feeding?</text:span><text:span text:style-name="T6"><text:line-break/></text:span><text:span text:style-name="T6">Good Christian, fear; for sinners here</text:span><text:span text:style-name="T6"><text:line-break/></text:span><text:span text:style-name="T6">The silent Word is plead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3" draw:text-style-name="P6" draw:layer="layout" svg:width="25.654cm" svg:height="7.011cm" svg:x="1.27cm" svg:y="1.016cm">
          <draw:text-box>
            <text:p text:style-name="P5"><text:span text:style-name="T6">Nails, spear shall pierce Him through,</text:span><text:span text:style-name="T6"><text:line-break/></text:span><text:span text:style-name="T6">The cross be borne for me, for you;</text:span><text:span text:style-name="T6"><text:line-break/></text:span><text:span text:style-name="T6">Hail, hail the Word made flesh,</text:span><text:span text:style-name="T6"><text:line-break/></text:span><text:span text:style-name="T6">The babe, the son of Ma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3" draw:text-style-name="P8" draw:layer="layout" svg:width="25.654cm" svg:height="7.011cm" svg:x="1.27cm" svg:y="1.016cm">
          <draw:text-box>
            <text:p text:style-name="P7"><text:span text:style-name="T5">3.</text:span><text:span text:style-name="T6"> So bring Him incense, gold, and myrrh;</text:span></text:p>
            <text:p text:style-name="P7"><text:span text:style-name="T6">Come, peasant, king, to own Him.</text:span></text:p>
            <text:p text:style-name="P7"><text:span text:style-name="T6">The King of kings salvation brings;</text:span></text:p>
            <text:p text:style-name="P7"><text:span text:style-name="T6">Let loving hearts enthrone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4" draw:text-style-name="P10" draw:layer="layout" svg:width="25.654cm" svg:height="12.647cm" svg:x="1.27cm" svg:y="1.016cm">
          <draw:text-box>
            <text:p text:style-name="P7"><text:span text:style-name="T6">Raise, raise the song on high,</text:span></text:p>
            <text:p text:style-name="P7"><text:span text:style-name="T6">The virgin sings her lullaby;</text:span></text:p>
            <text:p text:style-name="P7"><text:span text:style-name="T6">Joy, joy, for Christ is born,</text:span></text:p>
            <text:p text:style-name="P7"><text:span text:style-name="T6">The babe, the son of Mary!</text:span></text:p>
            <text:p text:style-name="P1"><text:span text:style-name="T7"><text:line-break/></text:span><text:span text:style-name="T7"/></text:p>
            <text:p text:style-name="P9"><text:span text:style-name="T8"/></text:p>
            <text:p text:style-name="P9"><text:span text:style-name="T9"/></text:p>
            <text:p text:style-name="P9"><text:span text:style-name="T9"><text:s text:c="8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21:20:20.567000000</meta:creation-date>
    <dc:title>Hymn template</dc:title>
    <meta:editing-duration>PT14M30S</meta:editing-duration>
    <meta:editing-cycles>11</meta:editing-cycles>
    <meta:generator>LibreOffice/6.1.3.2$Windows_X86_64 LibreOffice_project/86daf60bf00efa86ad547e59e09d6bb77c699acb</meta:generator>
    <meta:initial-creator>Arthur Hoch</meta:initial-creator>
    <dc:date>2019-01-14T17:36:36.774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4-12-23T21:20:20.271000000"/>
  </office:meta>
</office:document-meta>
</file>